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nvas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anvas</text:h>
                    <text:list>
                        <text:list-item>
                            <text:h text:style-name="Heading_20_2" text:outline-level="2">Description</text:h>
                        </text:list-item>
                    </text:list>
                </text:list-item>
            </text:list>

            <text:p text:style-name="Standard">A Canvas inherits from Image where the user can draw anything. Rectangles, texts, images, lines, arcs can be drawn here using lvgl's drawing engine. All this must be implemented in your custom code.</text:p><text:p text:style-name="Standard">More info (<text:a xlink:type="simple" xlink:href="https://docs.lvgl.io/master/widgets/list.html" text:style-name="Internet_20_link" text:visited-style-name="Visited_20_Internet_20_Link">link</text:a>)</text:p>

            
                <text:list xml:id="list_Canvas2" text:continue-numbering="true" text:continue-list="list_Canvas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nvas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anvas4" text:continue-numbering="true" text:continue-list="list_Canvas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anvas5" text:continue-numbering="true" text:continue-list="list_Canvas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anvas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nvas7" text:continue-numbering="true" text:continue-list="list_Canvas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anvas8" text:continue-numbering="true" text:continue-list="list_Canvas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anvas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anvas10" text:continue-numbering="true" text:continue-list="list_Canvas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anvas11" text:continue-numbering="true" text:continue-list="list_Canvas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anvas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anvas13" text:continue-numbering="true" text:continue-list="list_Canvas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anvas14" text:continue-numbering="true" text:continue-list="list_Canvas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anvas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anvas16" text:continue-numbering="true" text:continue-list="list_Canvas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anvas17" text:continue-numbering="true" text:continue-list="list_Canvas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anvas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Canvas19" text:continue-numbering="true" text:continue-list="list_Canvas1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Canvas20" text:continue-numbering="true" text:continue-list="list_Canvas1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anvas21" text:continue-numbering="true" text:continue-list="list_Canvas2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anvas22" text:continue-numbering="true" text:continue-list="list_Canvas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anvas23" text:continue-numbering="true" text:continue-list="list_Canvas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anvas24" text:continue-numbering="true" text:continue-list="list_Canvas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anvas25" text:continue-numbering="true" text:continue-list="list_Canvas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anvas26" text:continue-numbering="true" text:continue-list="list_Canvas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anvas27" text:continue-numbering="true" text:continue-list="list_Canvas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anvas28" text:continue-numbering="true" text:continue-list="list_Canvas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anvas29" text:continue-numbering="true" text:continue-list="list_Canvas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anvas30" text:continue-numbering="true" text:continue-list="list_Canvas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anvas31" text:continue-numbering="true" text:continue-list="list_Canvas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anvas32" text:continue-numbering="true" text:continue-list="list_Canvas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anvas33" text:continue-numbering="true" text:continue-list="list_Canvas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anvas34" text:continue-numbering="true" text:continue-list="list_Canvas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anvas35" text:continue-numbering="true" text:continue-list="list_Canvas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anvas36" text:continue-numbering="true" text:continue-list="list_Canvas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anvas37" text:continue-numbering="true" text:continue-list="list_Canvas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anvas38" text:continue-numbering="true" text:continue-list="list_Canvas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anvas39" text:continue-numbering="true" text:continue-list="list_Canvas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anvas40" text:continue-numbering="true" text:continue-list="list_Canvas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anvas41" text:continue-numbering="true" text:continue-list="list_Canvas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anvas42" text:continue-numbering="true" text:continue-list="list_Canvas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anvas43" text:continue-numbering="true" text:continue-list="list_Canvas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anvas44" text:continue-numbering="true" text:continue-list="list_Canvas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anvas45" text:continue-numbering="true" text:continue-list="list_Canvas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anvas46" text:continue-numbering="true" text:continue-list="list_Canvas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anvas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anvas48" text:continue-numbering="true" text:continue-list="list_Canvas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anvas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anvas50" text:continue-numbering="true" text:continue-list="list_Canvas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anvas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anvas52" text:continue-numbering="true" text:continue-list="list_Canvas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anvas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anvas54" text:continue-numbering="true" text:continue-list="list_Canvas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anvas55" text:continue-numbering="true" text:continue-list="list_Canvas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anvas56" text:continue-numbering="true" text:continue-list="list_Canvas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anvas57" text:continue-numbering="true" text:continue-list="list_Canvas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anvas58" text:continue-numbering="true" text:continue-list="list_Canvas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anvas59" text:continue-numbering="true" text:continue-list="list_Canvas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anvas60" text:continue-numbering="true" text:continue-list="list_Canvas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anvas61" text:continue-numbering="true" text:continue-list="list_Canvas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anvas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nvas63" text:continue-numbering="true" text:continue-list="list_Canvas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anvas64" text:continue-numbering="true" text:continue-list="list_Canvas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anvas65" text:continue-numbering="true" text:continue-list="list_Canvas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